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06c" officeooo:paragraph-rsid="001a006c"/>
    </style:style>
    <style:style style:name="P2" style:family="paragraph" style:parent-style-name="Standard">
      <style:text-properties officeooo:rsid="001a2405" officeooo:paragraph-rsid="001a2405"/>
    </style:style>
    <style:style style:name="P3" style:family="paragraph" style:parent-style-name="Standard">
      <style:text-properties fo:font-weight="bold" officeooo:rsid="001a2405" officeooo:paragraph-rsid="001a2405" style:font-weight-asian="bold" style:font-weight-complex="bold"/>
    </style:style>
    <style:style style:name="P4" style:family="paragraph" style:parent-style-name="Standard">
      <style:text-properties fo:font-weight="bold" officeooo:rsid="001dfa98" officeooo:paragraph-rsid="001dfa98" style:font-weight-asian="bold" style:font-weight-complex="bold"/>
    </style:style>
    <style:style style:name="P5" style:family="paragraph" style:parent-style-name="Standard">
      <style:text-properties fo:font-weight="bold" officeooo:rsid="001e81e4" officeooo:paragraph-rsid="001e81e4" style:font-weight-asian="bold" style:font-weight-complex="bold"/>
    </style:style>
    <style:style style:name="P6" style:family="paragraph" style:parent-style-name="Standard">
      <style:text-properties fo:font-weight="bold" officeooo:rsid="001f894c" officeooo:paragraph-rsid="001f894c" style:font-weight-asian="bold" style:font-weight-complex="bold"/>
    </style:style>
    <style:style style:name="P7" style:family="paragraph" style:parent-style-name="Standard">
      <style:text-properties fo:font-weight="bold" officeooo:rsid="00206f33" officeooo:paragraph-rsid="00206f33" style:font-weight-asian="bold" style:font-weight-complex="bold"/>
    </style:style>
    <style:style style:name="P8" style:family="paragraph" style:parent-style-name="Standard">
      <style:text-properties fo:font-weight="bold" officeooo:rsid="00213ef9" officeooo:paragraph-rsid="00213ef9" style:font-weight-asian="bold" style:font-weight-complex="bold"/>
    </style:style>
    <style:style style:name="P9" style:family="paragraph" style:parent-style-name="Standard">
      <style:text-properties fo:font-weight="bold" officeooo:rsid="0022fa11" officeooo:paragraph-rsid="0022fa11" style:font-weight-asian="bold" style:font-weight-complex="bold"/>
    </style:style>
    <style:style style:name="P10" style:family="paragraph" style:parent-style-name="Standard">
      <style:text-properties fo:color="#00a933" loext:opacity="100%" fo:font-weight="bold" officeooo:rsid="001dfa98" officeooo:paragraph-rsid="001dfa98" style:font-weight-asian="bold" style:font-weight-complex="bold"/>
    </style:style>
    <style:style style:name="T1" style:family="text">
      <style:text-properties officeooo:rsid="001a24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c220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2209" style:font-weight-asian="normal" style:font-weight-complex="normal"/>
    </style:style>
    <style:style style:name="T7" style:family="text">
      <style:text-properties fo:color="#00a933" loext:opacity="100%"/>
    </style:style>
    <style:style style:name="T8" style:family="text">
      <style:text-properties fo:color="#00a933" loext:opacity="100%" fo:font-weight="normal" style:font-weight-asian="normal" style:font-weight-complex="normal"/>
    </style:style>
    <style:style style:name="T9" style:family="text">
      <style:text-properties fo:color="#00a933" loext:opacity="100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O DIA:</text:p>
      <text:p text:style-name="P1"/>
      <text:p text:style-name="P1"><text:span text:style-name="T7">Módulos: </text:span>é <text:span text:style-name="T1">uma forma de isolar suas funções e variáveis . O node possui 3 tipos de módulos:</text:span></text:p>
      <text:p text:style-name="P2"/>
      <text:p text:style-name="P2"><text:span text:style-name="T2">- Módulos internos: </text:span><text:span text:style-name="T3">core modules</text:span>, são módulos que vem com o Node.js quando baixamos o runtime</text:p>
      <text:p text:style-name="P2"/>
      <text:p text:style-name="P3">- Módulos locais: <text:span text:style-name="T6">são criados por nos, representa as funcionalidades ou partes do nosso programa que foram separados em arquivos diferentes.</text:span></text:p>
      <text:p text:style-name="P3"><text:span text:style-name="T6"/></text:p>
      <text:p text:style-name="P3"><text:span text:style-name="T4">- Módulos externos:</text:span><text:span text:style-name="T6"> São módulos publicados no NPM, que qualquer um pode utilizar;</text:span></text:p>
      <text:p text:style-name="P3"><text:span text:style-name="T6"/></text:p>
      <text:p text:style-name="P10"><text:span text:style-name="T6">N</text:span><text:span text:style-name="T5">ODE.JS</text:span></text:p>
      <text:p text:style-name="P4"><text:span text:style-name="T5">o node é um interpretador do JAVASCRIPT, é uma forma de utilizar o JS no backend da aplicação.</text:span></text:p>
      <text:p text:style-name="P4"><text:span text:style-name="T5"/></text:p>
      <text:p text:style-name="P5"><text:span text:style-name="T8">NPM</text:span><text:span text:style-name="T5"><text:line-break/>é um site onde são publicados os pacotes do Node.js</text:span></text:p>
      <text:p text:style-name="P5"><text:span text:style-name="T5"/></text:p>
      <text:p text:style-name="P6"><text:span text:style-name="T8">npm →</text:span><text:span text:style-name="T5"> é uma ferramenta de linha de comando que realiza o gerenciamento de pacotes NODE.JS</text:span></text:p>
      <text:p text:style-name="P6"><text:span text:style-name="T5"/></text:p>
      <text:p text:style-name="P7"><text:span text:style-name="T8">pacote →</text:span><text:span text:style-name="T5"> é um, conjunto de arquivos que exportam um ou mais módulos NODE.js</text:span></text:p>
      <text:p text:style-name="P7"><text:span text:style-name="T5"/></text:p>
      <text:p text:style-name="P8"><text:span text:style-name="T8">package.js → </text:span><text:span text:style-name="T5">onde estão algumas configurações importantes para o nosso pacote como nome, versão e dependências e scripts.</text:span></text:p>
      <text:p text:style-name="P8"><text:span text:style-name="T5"/></text:p>
      <text:p text:style-name="P9"><text:span text:style-name="T8">Promises →</text:span><text:span text:style-name="T5"> é um objeto usado para processamento assincrono. Existe duas formas, ele pode resolver a função por meio do </text:span><text:span text:style-name="T9">resolve</text:span><text:span text:style-name="T5"> ou ele pode rejeitar por meio do </text:span><text:span text:style-name="T9">reject</text:span></text:p>
      <text:p text:style-name="P9"><text:span text:style-name="T9"/></text:p>
      <text:p text:style-name="P9"><text:span text:style-name="T9">Script → </text:span><text:span text:style-name="T10">São atalhos que podemos definir para executar alguma taref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1:14:24.340247988</meta:creation-date>
    <dc:date>2022-12-07T11:25:46.514849637</dc:date>
    <meta:editing-duration>PT11M18S</meta:editing-duration>
    <meta:editing-cycles>11</meta:editing-cycles>
    <meta:generator>LibreOffice/7.3.6.2$Linux_X86_64 LibreOffice_project/30$Build-2</meta:generator>
    <meta:document-statistic meta:table-count="0" meta:image-count="0" meta:object-count="0" meta:page-count="1" meta:paragraph-count="13" meta:word-count="189" meta:character-count="1095" meta:non-whitespace-character-count="919"/>
  </office:meta>
</office:document-meta>
</file>